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d67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d67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d67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d67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d67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d67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d67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d67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d67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d67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d67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d67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d67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d67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d67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d67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d67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ressia Daniela Millán Riv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9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433897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ristalia del Valle Rivero Vilor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3389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0.72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